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e782" officeooo:paragraph-rsid="001ce782"/>
    </style:style>
    <style:style style:name="P2" style:family="paragraph" style:parent-style-name="Standard" style:list-style-name="L1">
      <style:text-properties officeooo:paragraph-rsid="001ce782"/>
    </style:style>
    <style:style style:name="P3" style:family="paragraph" style:parent-style-name="Standard" style:list-style-name="L1">
      <style:text-properties officeooo:rsid="001ce782" officeooo:paragraph-rsid="001ce782"/>
    </style:style>
    <style:style style:name="P4" style:family="paragraph" style:parent-style-name="Standard">
      <style:text-properties officeooo:rsid="001ce782" officeooo:paragraph-rsid="001ce782"/>
    </style:style>
    <style:style style:name="P5" style:family="paragraph" style:parent-style-name="Standard">
      <style:text-properties officeooo:rsid="001f81df" officeooo:paragraph-rsid="001f81df"/>
    </style:style>
    <style:style style:name="P6" style:family="paragraph" style:parent-style-name="Standard">
      <style:text-properties officeooo:rsid="001f81df" officeooo:paragraph-rsid="001ff364"/>
    </style:style>
    <style:style style:name="P7" style:family="paragraph" style:parent-style-name="Standard">
      <style:text-properties officeooo:rsid="001ff364" officeooo:paragraph-rsid="001ff364"/>
    </style:style>
    <style:style style:name="P8" style:family="paragraph" style:parent-style-name="Standard" style:list-style-name="L1">
      <style:text-properties officeooo:rsid="001ff364" officeooo:paragraph-rsid="001ff364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f81df" officeooo:paragraph-rsid="001f81df" style:font-weight-asian="bold" style:font-weight-complex="bold"/>
    </style:style>
    <style:style style:name="T1" style:family="text">
      <style:text-properties officeooo:rsid="001ce782"/>
    </style:style>
    <style:style style:name="T2" style:family="text">
      <style:text-properties officeooo:rsid="001ff364"/>
    </style:style>
    <style:style style:name="T3" style:family="text">
      <style:text-properties officeooo:rsid="0020e6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ing filters <text:span text:style-name="T2">in R</text:span></text:p>
      <text:p text:style-name="P5"/>
      <text:p text:style-name="P5">Syntax : filter(dataset, (column test value))</text:p>
      <text:p text:style-name="P5">Filter can not change the number of columns, need to use summarise for it.</text:p>
      <text:p text:style-name="P5">Can use multi condition: dataset |&gt;</text:p>
      <text:p text:style-name="P5"><text:tab/><text:tab/>filter(test1, test2)</text:p>
      <text:p text:style-name="P1"/>
      <text:p text:style-name="P5">Can you logical doors in multi condition : dataset |&gt;</text:p>
      <text:p text:style-name="P5"><text:tab/><text:tab/>filter(test1 | test2) #Logical or</text:p>
      <text:p text:style-name="P5"/>
      <text:p text:style-name="P5">Other syntax :</text:p>
      <text:p text:style-name="P5">filtered_dataset ← dataset |&gt;</text:p>
      <text:p text:style-name="P5"><text:tab/>filter(column %in % c(« value1 », « value2 »)</text:p>
      <text:p text:style-name="P5"/>
      <text:p text:style-name="P5">Filter to find missing values :</text:p>
      <text:p text:style-name="P5">filtered_dataset ← dataset |&gt;</text:p>
      <text:p text:style-name="P5"><text:tab/>filter(is.na(column))</text:p>
      <text:p text:style-name="P5"/>
      <text:p text:style-name="P7">Filter to eliminate missing values :</text:p>
      <text:p text:style-name="P6">filtered_dataset ← dataset |&gt;</text:p>
      <text:p text:style-name="P6"><text:tab/><text:span text:style-name="T2">drop_na(column)</text:span></text:p>
      <text:p text:style-name="P1"/>
      <text:p text:style-name="P1">________________________________________________________________________________</text:p>
      <text:p text:style-name="P1"/>
      <text:p text:style-name="P1"/>
      <text:p text:style-name="P1">Exercice :</text:p>
      <text:p text:style-name="P1"/>
      <text:list text:style-name="L1">
        <text:list-item>
          <text:p text:style-name="P2"><text:span text:style-name="T1">En utilisant R Script </text:span><text:span text:style-name="T2">&amp; le dataset canada_births_1991_2022</text:span><text:span text:style-name="T1">, </text:span><text:span text:style-name="T2">filtrer pour avoir les mois de naissance des joueurs nés entre 2019 et 2022 qui ont passés plus de 32000 jours au Canada. Combien sont-ils ? </text:span><text:span text:style-name="T3">En utilisant ggplot2, faire un graphe à barre pour présenter les résultats.</text:span></text:p>
          <text:p text:style-name="P2"/>
        </text:list-item>
        <text:list-item>
          <text:p text:style-name="P3">E<text:span text:style-name="T2">n utilisant R Script &amp; le dataset nhl_player_births, filtrer pour avoir tout les joueurs qui ne sont pas nés au Canada mais qui ont pour prénom soit Liam, James ou William. Par pays combien sont-ils ? ont souhaite récupérer leur id et leur année de naissance uniquement.</text:span></text:p>
          <text:p text:style-name="P3"/>
        </text:list-item>
        <text:list-item>
          <text:p text:style-name="P8">En utilisant R Script &amp; le dataset nhl_rosters, filtrer pour récupérer l’id des joueurs dont la position joué est goal ou défenseur. On souhaite s’assurer que les joueurs sont d’<text:span text:style-name="T3">une équipe dont le code commence par un </text:span>. Groupez les part nom d’équipe pour indiquer le nombre de joueurs par équipe qui correspondent à la description.</text:p>
          <text:p text:style-name="P8"/>
        </text:list-item>
        <text:list-item>
          <text:p text:style-name="P8">En utilisant R Script &amp; le dataset nhl_teams, filtrer pour avoir toutes les équipes dont les noms commence par un T. <text:span text:style-name="T3">Groupez les par nom de code et indiquez leur nom complet.</text:span></text:p>
        </text:list-item>
      </text:list>
      <text:p text:style-name="P7"/>
      <text:list text:continue-numbering="true" text:style-name="L1">
        <text:list-item>
          <text:p text:style-name="P8">En utilisant R markdown, faites une présentation .html de vos résultats. <text:span text:style-name="T3">(Créer un template de présentation peut être utile)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5:03:17.564000000</meta:creation-date>
    <dc:date>2024-09-10T17:10:47.582000000</dc:date>
    <meta:editing-duration>PT6H30M27S</meta:editing-duration>
    <meta:editing-cycles>6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23" meta:word-count="293" meta:character-count="1810" meta:non-whitespace-character-count="1538"/>
  </office:meta>
</office:document-meta>
</file>